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</office:automatic-styles>
  <office:body>
    <office:text text:use-soft-page-breaks="true">
      <text:p text:style-name="P1">What is cancer</text:p>
      <text:p text:style-name="Normal">Cancer is a disease which is a cancer cell that divides uncontrollably to form a tumour which can be seen under a<text:s/>Xray’s<text:s/>or microscopes. <text:s/>Cancer comes from a normal cell which its genes has changed over a normal cells division. Once a cancer cell has been made,<text:s/>its DNA for its control to divide and grow has been faulty,<text:s/>making it divide and grow uncontrollable<text:s/>to form something called a tumour. A tumour is a bunch of cancer calls that go together to create a visible ball that carries on growing.<text:s/>When cancer kills you,<text:s/>if you get bowel cancer,<text:s/>the tumour could block that digestive<text:s/>systems tube,<text:s/>if you get lung cancer,<text:s/>the<text:s/>airway<text:s/>to the lungs<text:s/>gets blocked by the tumour<text:s/>and<text:s/>if you get bones cancer, the tumour dissolves the bones calcium going into the blood vessels,<text:s/>too much calcium in the body can make you unconscious and make you die. There are also 200 types of cancer like skin<text:s/>cancer, brain<text:s/>cancer, and liver cancer. Once a tumour has grown, it manipulates blood vesicles to feed it blood.<text:s/>Sometimes<text:s/>cancer cells break off the tumour to go to any part of the body to create more tumours. When your older, you have more cells<text:s/>that<text:s/>are more damaged making your cells<text:s/>divide more,<text:s/>increasing the chance<text:s/>to have<text:s/>cancer.<text:s/>The main treatments are an operation to remove the cancer, radiotherapy which shines radiation into the body and chemotherapy, which medicine goes into the body killing all fast-growing cell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</meta:initial-creator>
    <dc:creator>Ian</dc:creator>
    <meta:creation-date>2022-08-19T13:11:00Z</meta:creation-date>
    <dc:date>2022-08-21T11:04:00Z</dc:date>
    <meta:template xlink:href="Normal" xlink:type="simple"/>
    <meta:editing-cycles>1</meta:editing-cycles>
    <meta:editing-duration>PT148080S</meta:editing-duration>
    <meta:document-statistic meta:page-count="1" meta:paragraph-count="2" meta:word-count="214" meta:character-count="1436" meta:row-count="10" meta:non-whitespace-character-count="1224"/>
  </office:meta>
</office:document-meta>
</file>